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Pictures/10000000000001CC0000011494C181D9.jpg" manifest:media-type=""/>
  <manifest:file-entry manifest:full-path="Pictures/10000000000004220000041F33B1CA27.png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ext" style:name="adff6dc" style:parent-style-name="Hyperlink">
      <style:text-properties/>
    </style:style>
    <style:style style:family="text" style:name="ac84286">
      <style:text-properties fo:font-size="10pt" fo:font-style="italic" style:font-name="Verdana"/>
    </style:style>
    <style:style style:family="text" style:name="a445737">
      <style:text-properties fo:font-size="10pt" fo:font-style="italic" style:font-name="Verdana"/>
    </style:style>
    <style:style style:family="text" style:name="a4ba70c">
      <style:text-properties fo:font-size="10pt" style:font-name="Verdana"/>
    </style:style>
    <style:style style:family="text" style:name="ab727f5">
      <style:text-properties fo:font-size="10pt" style:font-name="Verdana"/>
    </style:style>
    <style:style style:family="text" style:name="ac1396f">
      <style:text-properties fo:font-size="10pt" fo:font-style="italic" style:font-name="Verdana"/>
    </style:style>
    <style:style style:family="text" style:name="a85af47">
      <style:text-properties fo:font-size="10pt" style:font-name="Verdana"/>
    </style:style>
    <style:style style:family="text" style:name="ad9a380">
      <style:text-properties fo:font-size="10pt" fo:font-style="italic" style:font-name="Verdana"/>
    </style:style>
    <style:style style:family="text" style:name="a534bfa" style:parent-style-name="null">
      <style:text-properties fo:font-size="10pt" fo:font-style="italic" style:font-name="Verdana"/>
    </style:style>
    <style:style style:family="graphic" style:name="a46da3f" style:parent-style-name="Graphics">
      <style:graphic-properties fo:border-bottom="none" fo:border-left="none" fo:border-right="none" fo:border-top="none" fo:margin-left="0.0mm" fo:margin-right="0.0mm" style:vertical-pos="top" style:vertical-rel="paragraph"/>
    </style:style>
    <style:style style:family="graphic" style:name="a492104" style:parent-style-name="Graphics">
      <style:graphic-properties fo:border-bottom="none" fo:border-left="none" fo:border-right="none" fo:border-top="none" fo:margin-left="3.19mm" fo:margin-right="0.0mm" fo:padding-bottom="0.02mm" fo:padding-left="0.02mm" fo:padding-right="0.02mm" fo:padding-top="0.02mm" style:horizontal-pos="from-left" style:horizontal-rel="paragraph" style:vertical-pos="from-top" style:vertical-rel="paragraph" style:wrap="none" style:wrap-contour="false" svg:x="125.41mm" svg:y="4.76mm"/>
    </style:style>
    <style:style style:family="text" style:name="a961b85">
      <style:text-properties fo:font-size="10pt" fo:font-style="italic" style:font-name="Verdana"/>
    </style:style>
    <style:style style:family="text" style:name="a9d3be6">
      <style:text-properties fo:color="#3366ff" fo:font-weight="bold" style:font-name="Wingdings"/>
    </style:style>
    <style:style style:family="text" style:name="aba4451">
      <style:text-properties fo:font-size="10pt" fo:font-style="italic" style:font-name="Verdana"/>
    </style:style>
    <style:style style:family="text" style:name="a75fc00">
      <style:text-properties fo:font-size="10pt" style:font-name="Verdana"/>
    </style:style>
    <style:style style:family="text" style:name="a04a4ee">
      <style:text-properties fo:font-size="10pt" style:font-name="Verdana"/>
    </style:style>
    <style:style style:family="text" style:name="afee2fc">
      <style:text-properties fo:font-size="10pt" fo:font-style="italic" style:font-name="Verdana"/>
    </style:style>
    <style:style style:family="text" style:name="a817b90">
      <style:text-properties fo:font-size="10pt" style:font-name="Verdana"/>
    </style:style>
    <style:style style:family="text" style:name="a3547b5">
      <style:text-properties fo:font-size="10pt" fo:font-style="italic" style:font-name="Verdana"/>
    </style:style>
    <style:style style:family="text" style:name="abe9bdd">
      <style:text-properties fo:font-size="10pt" fo:font-style="italic" style:font-name="Verdana"/>
    </style:style>
    <style:style style:family="text" style:name="a6e88b4">
      <style:text-properties fo:font-size="10pt" style:font-name="Verdana"/>
    </style:style>
    <style:style style:family="paragraph" style:name="a81006b" style:parent-style-name="Standard">
      <style:paragraph-properties/>
    </style:style>
    <style:style style:family="paragraph" style:name="ad45c0f" style:parent-style-name="Standard">
      <style:paragraph-properties/>
      <style:text-properties fo:font-size="10pt" fo:font-style="italic" style:font-name="Verdana"/>
    </style:style>
    <style:style style:family="text" style:name="aba6b75">
      <style:text-properties fo:font-size="10pt" fo:font-style="italic" style:font-name="Verdana"/>
    </style:style>
    <style:style style:family="text" style:name="ae97865">
      <style:text-properties fo:font-size="10pt" fo:font-style="italic" style:font-name="Verdana"/>
    </style:style>
    <style:style style:family="text" style:name="a82a035">
      <style:text-properties fo:font-size="10pt" style:font-name="Verdana"/>
    </style:style>
    <style:style style:family="text" style:name="a1d0d14">
      <style:text-properties fo:font-size="10pt" style:font-name="Verdana"/>
    </style:style>
    <style:style style:family="text" style:name="ac85ea9">
      <style:text-properties fo:font-size="10pt" style:font-name="Verdana"/>
    </style:style>
    <style:style style:family="text" style:name="a14961a">
      <style:text-properties fo:font-size="10pt" fo:font-weight="bold" style:font-name="Verdana"/>
    </style:style>
    <style:style style:family="text" style:name="ab167c1">
      <style:text-properties fo:font-size="10pt" fo:font-style="italic" style:font-name="Verdana"/>
    </style:style>
    <style:style style:family="text" style:name="acbca2b">
      <style:text-properties fo:font-size="10pt" style:font-name="Verdana"/>
    </style:style>
    <style:style style:family="text" style:name="a46a823">
      <style:text-properties fo:font-size="10pt" fo:font-style="italic" style:font-name="Verdana"/>
    </style:style>
    <style:style style:family="graphic" style:name="affefdd" style:parent-style-name="Graphics">
      <style:graphic-properties fo:border-bottom="none" fo:border-left="none" fo:border-right="none" fo:border-top="none" fo:margin-left="0.0mm" fo:margin-right="0.0mm" style:vertical-pos="top" style:vertical-rel="paragraph"/>
    </style:style>
    <style:style style:family="paragraph" style:name="a9e7c12" style:parent-style-name="Standard">
      <style:paragraph-properties fo:margin-left="0.0mm" fo:margin-right="-5.01mm" fo:text-indent="0.0mm"/>
    </style:style>
    <style:style style:family="text" style:name="ab11106">
      <style:text-properties fo:font-size="10pt" fo:font-style="italic" style:font-name="Verdana"/>
    </style:style>
    <style:style style:family="text" style:name="a830f32">
      <style:text-properties fo:color="#3366ff" fo:font-weight="bold" style:font-name="Wingdings"/>
    </style:style>
    <style:style style:family="text" style:name="a5689a9">
      <style:text-properties fo:font-size="10pt" fo:font-style="italic" style:font-name="Verdana"/>
    </style:style>
    <style:style style:family="text" style:name="ada6711">
      <style:text-properties fo:font-size="10pt" style:font-name="Verdana"/>
    </style:style>
    <style:style style:family="text" style:name="acf920b">
      <style:text-properties fo:font-size="10pt" style:font-name="Verdana"/>
    </style:style>
    <style:style style:family="text" style:name="a58efd4">
      <style:text-properties fo:font-size="10pt" style:font-name="Verdana"/>
    </style:style>
    <style:style style:family="text" style:name="a11e1d8">
      <style:text-properties fo:font-size="10pt" fo:font-weight="bold" style:font-name="Verdana"/>
    </style:style>
    <style:style style:family="text" style:name="a42a65c">
      <style:text-properties fo:font-size="10pt" fo:font-style="italic" style:font-name="Verdana"/>
    </style:style>
    <style:style style:family="text" style:name="a32a456">
      <style:text-properties fo:font-size="10pt" style:font-name="Verdana"/>
    </style:style>
    <style:style style:family="text" style:name="aea7bc4">
      <style:text-properties fo:font-size="10pt" fo:font-style="italic" style:font-name="Verdana"/>
    </style:style>
    <style:style style:family="text" style:name="a0eec30">
      <style:text-properties fo:font-size="10pt" fo:font-style="italic" style:font-name="Verdana"/>
    </style:style>
    <style:style style:family="text" style:name="aef8a1d">
      <style:text-properties fo:font-size="10pt" style:font-name="Verdana"/>
    </style:style>
    <style:style style:family="paragraph" style:name="a9ae744" style:parent-style-name="Standard">
      <style:paragraph-properties fo:margin-left="0.0mm" fo:margin-right="-2.5mm" fo:text-indent="0.0mm"/>
    </style:style>
    <style:style style:family="paragraph" style:name="adc6aa3" style:parent-style-name="Standard">
      <style:paragraph-properties/>
      <style:text-properties fo:font-size="10pt" fo:font-style="italic" style:font-name="Verdana"/>
    </style:style>
    <style:style style:family="text" style:name="aa0817a">
      <style:text-properties fo:font-size="10pt" fo:font-style="italic" style:font-name="Verdana"/>
    </style:style>
    <style:style style:family="text" style:name="a32b1fe">
      <style:text-properties fo:font-size="10pt" style:font-name="Verdana"/>
    </style:style>
    <style:style style:family="text" style:name="a792f9c">
      <style:text-properties fo:font-size="10pt" fo:font-style="italic" style:font-name="Verdana"/>
    </style:style>
    <style:style style:family="text" style:name="a3b8728">
      <style:text-properties fo:font-size="10pt" style:font-name="Verdana"/>
    </style:style>
    <style:style style:family="text" style:name="a7181aa">
      <style:text-properties fo:font-size="10pt" fo:font-style="italic" style:font-name="Verdana"/>
    </style:style>
    <style:style style:family="text" style:name="a52b61b">
      <style:text-properties fo:font-size="10pt" fo:font-style="italic" style:font-name="Verdana"/>
    </style:style>
    <style:style style:family="text" style:name="a021e34">
      <style:text-properties fo:font-size="10pt" style:font-name="Verdana"/>
    </style:style>
    <style:style style:family="paragraph" style:name="a2bc761" style:parent-style-name="Standard">
      <style:paragraph-properties/>
    </style:style>
    <style:style style:family="paragraph" style:name="ab72694" style:parent-style-name="Standard">
      <style:text-properties fo:font-size="10pt" style:font-name="Verdana"/>
    </style:style>
    <style:style style:family="text" style:name="aa4ca14">
      <style:text-properties fo:color="#ff6600" fo:font-size="14pt" fo:font-weight="bold" style:font-name="Verdana" style:text-position="super"/>
    </style:style>
    <style:style style:family="text" style:name="a6efe36">
      <style:text-properties fo:color="#ff6600" fo:font-size="14pt" fo:font-weight="bold" style:font-name="Verdana" style:text-position="super"/>
    </style:style>
    <style:style style:family="text" style:name="ab0de0b">
      <style:text-properties fo:color="#ff6600" fo:font-size="14pt" fo:font-weight="bold" style:font-name="Verdana"/>
    </style:style>
    <style:style style:family="text" style:name="ada4534">
      <style:text-properties fo:color="#ff6600" fo:font-size="14pt" fo:font-weight="bold" style:font-name="Verdana"/>
    </style:style>
    <style:style style:family="text" style:name="a5c7b89">
      <style:text-properties fo:color="#3366ff" fo:font-weight="bold" style:font-name="Wingdings"/>
    </style:style>
    <style:style style:family="paragraph" style:name="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P2" style:parent-style-name="Header">
      <style:text-properties fo:font-size="10pt" style:font-name="Verdana" style:font-name-complex="Verdana" style:font-size-asian="10pt"/>
    </style:style>
    <style:style style:family="paragraph" style:name="P3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P4" style:parent-style-name="Standard">
      <style:text-properties style:font-name="Verdana" style:font-name-complex="Verdana"/>
    </style:style>
    <style:style style:family="paragraph" style:name="P5" style:parent-style-name="Standard">
      <style:text-properties fo:font-size="10pt" style:font-name="Verdana" style:font-name-complex="Verdana" style:font-size-asian="10pt" style:font-size-complex="10pt"/>
    </style:style>
    <style:style style:family="paragraph" style:name="P6" style:parent-style-name="Standard">
      <style:paragraph-properties>
        <style:tab-stops>
          <style:tab-stop style:position="1.772in"/>
        </style:tab-stops>
      </style:paragraph-properties>
      <style:text-properties fo:font-size="10pt" style:font-name="Verdana" style:font-name-complex="Verdana" style:font-size-asian="10pt" style:font-size-complex="10pt"/>
    </style:style>
    <style:style style:family="paragraph" style:name="P7" style:parent-style-name="Standard">
      <style:paragraph-properties>
        <style:tab-stops>
          <style:tab-stop style:position="1.772in"/>
        </style:tab-stops>
      </style:paragraph-properties>
      <style:text-properties fo:font-size="10pt" fo:font-style="italic" style:font-name="Verdana" style:font-name-complex="Arial" style:font-size-asian="10pt" style:font-size-complex="10pt" style:font-style-asian="italic"/>
    </style:style>
    <style:style style:family="paragraph" style:name="P8" style:parent-style-name="Standard">
      <style:paragraph-properties>
        <style:tab-stops>
          <style:tab-stop style:position="1.772in"/>
        </style:tab-stops>
      </style:paragraph-properties>
    </style:style>
    <style:style style:family="paragraph" style:name="P9" style:parent-style-name="Standard">
      <style:paragraph-properties>
        <style:tab-stops>
          <style:tab-stop style:position="1.772in"/>
          <style:tab-stop style:position="2.1661in"/>
        </style:tab-stops>
      </style:paragraph-properties>
    </style:style>
    <style:style style:family="paragraph" style:name="P10" style:parent-style-name="Standard">
      <style:paragraph-properties fo:text-align="end" style:justify-single-word="false"/>
    </style:style>
    <style:style style:family="paragraph" style:name="P11" style:parent-style-name="Standard">
      <style:paragraph-properties fo:text-align="justify" style:justify-single-word="false"/>
    </style:style>
    <style:style style:family="paragraph" style:master-page-name="Standard" style:name="P12" style:parent-style-name="Standard">
      <style:paragraph-properties fo:margin-left="0.5909in" fo:margin-right="0in" fo:text-indent="-0.5909in" style:auto-text-indent="false" style:page-number="auto"/>
      <style:text-properties fo:background-color="#ffff00" fo:country="US" fo:font-style="italic" fo:font-weight="bold" fo:language="en" style:country-asian="US" style:font-name="Verdana" style:font-name-complex="Verdana" style:font-style-asian="italic" style:font-weight-asian="bold" style:language-asian="en" style:text-underline-color="font-color" style:text-underline-style="solid" style:text-underline-width="auto"/>
    </style:style>
    <style:style style:family="paragraph" style:name="P13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name="P14" style:parent-style-name="Standard">
      <style:paragraph-properties fo:margin-left="0.2953in" fo:margin-right="0in" fo:text-indent="-0.2953in" style:auto-text-indent="false"/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paragraph" style:name="P15" style:parent-style-name="Standard">
      <style:paragraph-properties fo:margin-left="0in" fo:margin-right="-0.0984in" fo:text-indent="0in" style:auto-text-indent="false">
        <style:tab-stops>
          <style:tab-stop style:position="1.772in"/>
        </style:tab-stops>
      </style:paragraph-properties>
    </style:style>
    <style:style style:family="paragraph" style:name="P16" style:parent-style-name="Standard">
      <style:paragraph-properties fo:margin-left="0in" fo:margin-right="-0.0984in" fo:text-indent="0in" style:auto-text-indent="false">
        <style:tab-stops>
          <style:tab-stop style:position="1.772in"/>
          <style:tab-stop style:position="2.1661in"/>
        </style:tab-stops>
      </style:paragraph-properties>
    </style:style>
    <style:style style:family="paragraph" style:name="P17" style:parent-style-name="Standard">
      <style:paragraph-properties fo:margin-left="0in" fo:margin-right="-0.1972in" fo:text-indent="0in" style:auto-text-indent="false">
        <style:tab-stops>
          <style:tab-stop style:position="1.772in"/>
        </style:tab-stops>
      </style:paragraph-properties>
    </style:style>
    <style:style style:family="paragraph" style:name="P18" style:parent-style-name="Standard">
      <style:paragraph-properties fo:margin-left="1.7709in" fo:margin-right="-0.1972in" fo:text-indent="-1.7709in" style:auto-text-indent="false">
        <style:tab-stops>
          <style:tab-stop style:position="1.772in"/>
        </style:tab-stops>
      </style:paragraph-properties>
    </style:style>
    <style:style style:family="paragraph" style:name="P19" style:parent-style-name="Standard">
      <style:paragraph-properties fo:margin-left="1.7709in" fo:margin-right="-0.2957in" fo:text-indent="-1.7709in" style:auto-text-indent="false">
        <style:tab-stops>
          <style:tab-stop style:position="1.772in"/>
        </style:tab-stops>
      </style:paragraph-properties>
    </style:style>
    <style:style style:family="text" style:name="T1">
      <style:text-properties fo:font-size="14pt" fo:font-weight="bold" style:font-name="Verdana" style:font-name-complex="Verdana" style:font-size-asian="14pt" style:font-weight-asian="bold" style:text-underline-color="font-color" style:text-underline-style="solid" style:text-underline-width="auto"/>
    </style:style>
    <style:style style:family="text" style:name="T2">
      <style:text-properties fo:font-size="10pt" style:font-name="Verdana" style:font-name-complex="Arial" style:font-size-asian="10pt" style:font-size-complex="10pt"/>
    </style:style>
    <style:style style:family="text" style:name="T3">
      <style:text-properties fo:font-size="10pt" style:font-name="Verdana" style:font-name-complex="Verdana" style:font-size-asian="10pt"/>
    </style:style>
    <style:style style:family="text" style:name="T4">
      <style:text-properties fo:font-size="10pt" style:font-name="Verdana" style:font-name-complex="Verdana" style:font-size-asian="10pt" style:font-size-complex="10pt"/>
    </style:style>
    <style:style style:family="text" style:name="T5">
      <style:text-properties fo:font-size="10pt" fo:font-style="italic" style:font-name="Verdana" style:font-name-complex="Arial" style:font-size-asian="10pt" style:font-size-complex="10pt" style:font-style-asian="italic"/>
    </style:style>
    <style:style style:family="text" style:name="T6">
      <style:text-properties fo:font-size="10pt" fo:font-style="italic" style:font-name="Verdana" style:font-name-complex="Verdana" style:font-size-asian="10pt" style:font-size-complex="10pt" style:font-style-asian="italic"/>
    </style:style>
    <style:style style:family="text" style:name="T7">
      <style:text-properties fo:font-size="10pt" fo:font-weight="bold" style:font-name="Verdana" style:font-name-complex="Arial" style:font-size-asian="10pt" style:font-size-complex="10pt" style:font-weight-asian="bold"/>
    </style:style>
    <style:style style:family="text" style:name="T8">
      <style:text-properties fo:font-size="10pt" style:font-name="Verdana" style:font-name-asian="Verdana" style:font-name-complex="Verdana" style:font-size-asian="10pt"/>
    </style:style>
    <style:style style:family="text" style:name="T9">
      <style:text-properties fo:font-size="10pt" style:font-name="Verdana" style:font-name-asian="Verdana" style:font-name-complex="Verdana" style:font-size-asian="10pt" style:font-size-complex="10pt"/>
    </style:style>
    <style:style style:family="text" style:name="T10">
      <style:text-properties fo:font-size="8pt" fo:font-style="italic" style:font-name="Verdana" style:font-name-complex="Verdana" style:font-size-asian="8pt" style:font-style-asian="italic"/>
    </style:style>
    <style:style style:family="text" style:name="T11">
      <style:text-properties fo:font-size="8pt" fo:font-style="italic" style:font-name="Verdana" style:font-name-complex="Verdana" style:font-size-asian="8pt" style:font-size-complex="10pt" style:font-style-asian="italic"/>
    </style:style>
    <style:style style:family="text" style:name="T12">
      <style:text-properties fo:font-size="8pt" style:font-name="Verdana" style:font-name-complex="Verdana" style:font-size-asian="8pt"/>
    </style:style>
    <style:style style:family="text" style:name="T13">
      <style:text-properties fo:font-size="11pt" style:font-name="Verdana" style:font-name-asian="Verdana" style:font-name-complex="Verdana" style:font-size-asian="11pt" style:font-size-complex="11pt"/>
    </style:style>
    <style:style style:family="text" style:name="T14">
      <style:text-properties fo:color="#ff6600" fo:font-size="14pt" fo:font-weight="bold" style:font-name="Verdana" style:font-name-complex="Verdana" style:font-size-asian="14pt" style:font-weight-asian="bold"/>
    </style:style>
    <style:style style:family="text" style:name="T15">
      <style:text-properties fo:color="#ff6600" fo:font-size="14pt" fo:font-weight="bold" style:font-name="Verdana" style:font-name-complex="Verdana" style:font-size-asian="14pt" style:font-weight-asian="bold" style:text-position="super 58%"/>
    </style:style>
    <style:style style:family="text" style:name="T16">
      <style:text-properties fo:font-size="10pt" style:font-name="Arial Narrow" style:font-name-complex="Arial Narrow" style:font-size-asian="10pt" style:text-position="super 58%"/>
    </style:style>
    <style:style style:family="text" style:name="T17">
      <style:text-properties fo:font-size="10pt" style:font-name="Wingdings" style:font-size-asian="10pt"/>
    </style:style>
    <style:style style:family="text" style:name="T18">
      <style:text-properties fo:country="US" fo:font-size="10pt" fo:language="en" style:country-asian="US" style:font-name="Wingdings" style:font-size-asian="10pt" style:language-asian="en"/>
    </style:style>
    <style:style style:family="text" style:name="T19">
      <style:text-properties fo:color="#3366ff" fo:font-weight="bold" style:font-name="Wingdings" style:font-size-complex="10pt" style:font-weight-asian="bold"/>
    </style:style>
    <style:style style:family="text" style:name="T20">
      <style:text-properties fo:color="#3366ff" fo:font-size="13pt" fo:font-weight="bold" style:font-name="Wingdings" style:font-size-asian="13pt" style:font-size-complex="13pt" style:font-weight-asian="bold"/>
    </style:style>
    <style:style style:family="text" style:name="T21">
      <style:text-properties fo:font-size="10pt" style:font-name="Arial Narrow" style:font-name-complex="Arial Narrow" style:font-size-asian="10pt"/>
    </style:style>
    <style:style style:family="text" style:name="T22">
      <style:text-properties fo:font-size="10pt" style:font-name="Arial Narrow" style:font-name-complex="Arial Narrow" style:font-size-asian="10pt" style:font-size-complex="10pt"/>
    </style:style>
    <style:style style:family="text" style:name="T23">
      <style:text-properties fo:font-size="10pt" fo:font-style="italic" style:font-name="Arial Narrow" style:font-name-complex="Arial Narrow" style:font-size-asian="10pt" style:font-style-asian="italic"/>
    </style:style>
    <style:style style:family="text" style:name="T24">
      <style:text-properties fo:font-size="10pt" style:font-name="Arial Narrow" style:font-name-complex="Arial Narrow" style:font-size-asian="10pt" style:text-underline-color="font-color" style:text-underline-style="solid" style:text-underline-width="auto"/>
    </style:style>
    <style:style style:family="text" style:name="T25">
      <style:text-properties style:font-name="Arial Narrow" style:font-name-complex="Arial Narrow"/>
    </style:style>
    <style:style style:family="text" style:name="T26">
      <style:text-properties fo:font-style="italic" style:font-name="Arial Narrow" style:font-name-complex="Arial Narrow" style:font-style-asian="italic"/>
    </style:style>
    <style:style style:family="text" style:name="T27">
      <style:text-properties fo:font-size="7pt" style:font-name="Arial Narrow" style:font-name-complex="Arial Narrow" style:font-size-asian="7pt"/>
    </style:style>
    <style:style style:family="text" style:name="T28">
      <style:text-properties fo:font-size="11pt" style:font-name="Arial Narrow" style:font-name-complex="Arial Narrow" style:font-size-asian="11pt"/>
    </style:style>
    <style:style style:family="text" style:name="T29">
      <style:text-properties fo:color="#000000" fo:font-size="10pt" style:font-name="Arial Narrow" style:font-name-complex="Arial Narrow" style:font-size-asian="10pt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right" style:horizontal-rel="paragraph" style:mirror="none" style:number-wrapped-paragraphs="no-limit" style:run-through="background" style:vertical-pos="from-top" style:vertical-rel="paragraph" style:wrap="parallel" style:wrap-contour="false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in" fo:margin-right="0in" fo:padding-bottom="0.0508in" fo:padding-left="0.1008in" fo:padding-right="0.1008in" fo:padding-top="0.0508in" style:mirror="none" style:vertical-pos="top" style:vertical-rel="baseline"/>
    </style:style>
    <style:style style:family="text" style:name="a755255" style:parent-style-name="Internet_20_link">
      <style:text-properties fo:color="#000000" fo:font-size="10pt" style:font-name="Arial Narrow" style:font-name-complex="Arial Narrow" style:font-size-asian="10pt"/>
    </style:style>
    <style:style style:family="graphic" style:name="a4872f7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center" style:horizontal-rel="paragraph" style:mirror="none" style:number-wrapped-paragraphs="no-limit" style:run-through="background" style:vertical-pos="from-top" style:vertical-rel="paragraph" style:wrap="none" style:wrap-contour="false" svg:x="0.0mm"/>
    </style:style>
    <style:style style:family="graphic" style:name="ac2c8f1" style:parent-style-name="Graphics">
      <style:graphic-properties draw:blue="0%" draw:color-inversion="false" draw:color-mode="standard" draw:contrast="0%" draw:gamma="100%" draw:green="0%" draw:image-opacity="100%" draw:luminance="0%" draw:red="0%" fo:border="none" fo:clip="rect(0in, 0in, 0in, 0in)" fo:margin-left="0.1256in" fo:margin-right="0in" fo:padding="0.0008in" style:horizontal-pos="from-left" style:horizontal-rel="paragraph" style:mirror="none" style:number-wrapped-paragraphs="no-limit" style:run-through="background" style:vertical-pos="from-top" style:vertical-rel="paragraph" style:wrap="none" style:wrap-contour="false" svg:x="125.41mm" svg:y="4.76mm"/>
    </style:style>
    <style:style style:family="paragraph" style:name="a516826" style:parent-style-name="Standard">
      <style:paragraph-properties style:auto-text-indent="false"/>
      <style:text-properties style:font-name-complex="Verdana"/>
    </style:style>
    <style:style style:family="text" style:name="a33f12d" style:parent-style-name="null">
      <style:text-properties fo:font-size="10pt" fo:font-style="italic" style:font-name="Verdana"/>
    </style:style>
    <text:list-style style:name="L4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1" style:name="a6f2e81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77a4c0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9b734b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a22a6b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1" style:name="aa797a5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8fcbdb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a52ab3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685e34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c214f1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3" style:name="aa8b85d" style:parent-style-name="ListParagraph">
      <style:paragraph-properties fo:text-align="justify" style:justify-single-word="false"/>
    </style:style>
    <style:style style:family="paragraph" style:list-style-name="L3" style:name="a602c0e" style:parent-style-name="Standard">
      <style:paragraph-properties fo:text-align="justify" style:justify-single-word="false"/>
    </style:style>
    <style:style style:family="paragraph" style:list-style-name="L3" style:name="a95ca76" style:parent-style-name="ListParagraph">
      <style:paragraph-properties fo:text-align="justify" style:justify-single-word="false"/>
    </style:style>
    <style:style style:family="paragraph" style:list-style-name="L3" style:name="aafc463" style:parent-style-name="ListParagraph">
      <style:paragraph-properties fo:text-align="justify" style:justify-single-word="false"/>
    </style:style>
    <style:style style:family="paragraph" style:list-style-name="L3" style:name="aff9adb" style:parent-style-name="ListParagraph">
      <style:paragraph-properties fo:text-align="justify" style:justify-single-word="false"/>
    </style:style>
    <style:style style:family="paragraph" style:list-style-name="L3" style:name="a1eb57a" style:parent-style-name="ListParagraph">
      <style:paragraph-properties fo:text-align="justify" style:justify-single-word="false"/>
    </style:style>
    <style:style style:family="paragraph" style:list-style-name="L3" style:name="ab9f330" style:parent-style-name="Standard">
      <style:paragraph-properties fo:text-align="justify" style:justify-single-word="false"/>
    </style:style>
    <style:style style:family="paragraph" style:list-style-name="L2" style:name="a141f87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8aa693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079e22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2" style:name="a7a0e4e" style:parent-style-name="Standard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3" style:name="aa5f0fa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3" style:name="acb9af4" style:parent-style-name="ListParagraph">
      <style:paragraph-properties fo:margin-left="0.2953in" fo:margin-right="0in" fo:text-indent="-0.2953in" style:auto-text-indent="false"/>
      <style:text-properties style:font-name="Verdana" style:font-name-complex="Verdana"/>
    </style:style>
    <style:style style:family="paragraph" style:list-style-name="L4" style:name="afef19f" style:parent-style-name="ListParagraph">
      <style:paragraph-properties fo:margin-right="0in" style:auto-text-indent="false"/>
      <style:text-properties style:font-name="Verdana" style:font-name-complex="Verdana"/>
    </style:style>
    <style:style style:family="paragraph" style:list-style-name="L4" style:name="a083b22" style:parent-style-name="ListParagraph">
      <style:paragraph-properties fo:margin-right="0in" style:auto-text-indent="false"/>
      <style:text-properties style:font-name="Verdana" style:font-name-complex="Verdana"/>
    </style:style>
    <style:style style:family="paragraph" style:list-style-name="L4" style:name="a05214e" style:parent-style-name="ListParagraph">
      <style:paragraph-properties fo:margin-right="0in" style:auto-text-indent="false"/>
      <style:text-properties style:font-name="Verdana" style:font-name-complex="Verdana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3"/>
      <text:p text:style-name="P13"/>
      <text:p text:style-name="a81006b"/>
      <text:p text:style-name="P13"><text:span text:style-name="a33f12d"><text:tab/></text:span><text:span text:style-name="a85af47">10.3.2 </text:span><text:span text:style-name="ac1396f">Formular </text:span><text:span text:style-name="ab727f5">Anmeldung zur </text:span><text:span text:style-name="a4ba70c">Firmvorbereitung</text:span><text:span text:style-name="a445737"> (</text:span><draw:frame draw:name="graphics3" draw:style-name="a46da3f" svg:height="1.13mm" svg:width="1.85mm" text:anchor-type="as-char"><draw:image xlink:actuate="onLoad" xlink:href="Pictures/10000000000001CC0000011494C181D9.jpg" xlink:show="embed" xlink:type="simple"/></draw:frame><text:span text:style-name="ac84286">)</text:span></text:p>
      <text:p text:style-name="P13"/>
      <text:list text:continue-numbering="true" text:style-name="L4">
        <text:list-item>
          <text:p text:style-name="afef19f">svant</text:p>
        </text:list-item>
      </text:list>
      <text:list text:continue-numbering="true" text:style-name="L4">
        <text:list-item>
          <text:list>
            <text:list-item>
              <text:p text:style-name="a05214e">e</text:p>
            </text:list-item>
          </text:list>
        </text:list-item>
      </text:list>
      <text:p text:style-name="P13"/>
      <text:list text:continue-numbering="true" text:style-name="L1">
        <text:list-item>
          <text:p text:style-name="a6f2e81">eee</text:p>
        </text:list-item>
        <text:list-item>
          <text:list>
            <text:list-item>
              <text:p text:style-name="a77a4c0">sdfsdf</text:p>
            </text:list-item>
            <text:list-item>
              <text:p text:style-name="a77a4c0">sfsdf</text:p>
            </text:list-item>
            <text:list-item>
              <text:list>
                <text:list-item>
                  <text:p text:style-name="a9b734b">sdf</text:p>
                </text:list-item>
                <text:list-item>
                  <text:p text:style-name="aa797a5"><text:a xlink:href="http://www.heise.de" xlink:type="simple"><text:span text:style-name="adff6dc">sdfsdf</text:span></text:a></text:p>
                </text:list-item>
              </text:list>
            </text:list-item>
          </text:list>
        </text:list-item>
      </text:list>
      <text:p text:style-name="P13"/>
      <text:list text:continue-numbering="true" text:style-name="L2">
        <text:list-item>
          <text:p text:style-name="a8fcbdb">sdfudigo</text:p>
        </text:list-item>
        <text:list-item>
          <text:list>
            <text:list-item>
              <text:p text:style-name="aa52ab3">sjdhskdf</text:p>
            </text:list-item>
            <text:list-item>
              <text:list>
                <text:list-item>
                  <text:p text:style-name="a685e34">sdjfh</text:p>
                </text:list-item>
                <text:list-item>
                  <text:list>
                    <text:list-item>
                      <text:p text:style-name="ac214f1">dsfjhsdkf</text:p>
                    </text:list-item>
                    <text:list-item>
                      <text:p text:style-name="ac214f1">sdfjkl</text:p>
                    </text:list-item>
                  </text:list>
                </text:list-item>
              </text:list>
            </text:list-item>
          </text:list>
        </text:list-item>
      </text:list>
      <text:p text:style-name="a7a0e4e"/>
      <text:p text:style-name="a7a0e4e"/>
      <text:p text:style-name="a7a0e4e"/>
      <text:list text:continue-numbering="true" text:style-name="L3">
        <text:list-item>
          <text:p text:style-name="aa5f0fa">Svante</text:p>
        </text:list-item>
        <text:list-item>
          <text:list>
            <text:list-item>
              <text:p text:style-name="acb9af4">2</text:p>
            </text:list-item>
          </text:list>
        </text:list-item>
      </text:list>
      <text:p text:style-name="P13"/>
      <text:p text:style-name="P14"/>
      <text:p text:style-name="ab9f330"/>
      <text:list text:continue-numbering="true" text:style-name="L3">
        <text:list-item>
          <text:list>
            <text:list-item/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2953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writing-mode="lr-tb"/>
      <style:text-properties fo:country="DE" fo:font-size="12pt" fo:hyphenate="false" fo:hyphenation-push-char-count="2" fo:hyphenation-remain-char-count="2" fo:language="de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Droid Sans Fallback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hyphenation-ladder-count="no-limit" fo:keep-with-next="always" fo:margin-bottom="0.2083in" fo:margin-top="0.1665in" style:contextual-spacing="false" style:punctuation-wrap="simple" style:text-autospace="none" style:vertical-align="baseline"/>
      <style:text-properties fo:font-size="17pt" fo:font-weight="bold" fo:hyphenate="true" fo:hyphenation-push-char-count="2" fo:hyphenation-remain-char-count="2" style:font-name="RotisSerif" style:font-name-complex="RotisSerif" style:font-size-asian="17pt" style:font-size-complex="10pt" style:font-weight-asian="bold" style:letter-kerning="true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display-name="Tahoma 16 Fett" style:family="paragraph" style:name="Tahoma_20_16_20_Fett" style:next-style-name="Standard" style:parent-style-name="Standard">
      <style:paragraph-properties style:punctuation-wrap="simple" style:text-autospace="none" style:vertical-align="baseline"/>
      <style:text-properties fo:font-size="16pt" fo:font-weight="bold" style:font-name="Tahoma" style:font-name-asian="Arial Unicode MS" style:font-name-complex="Tahoma" style:font-size-asian="16pt" style:font-size-complex="11pt" style:font-weight-asian="bold"/>
    </style:style>
    <style:style style:display-name="Tahoma 16" style:family="paragraph" style:name="Tahoma_20_16" style:next-style-name="Standard" style:parent-style-name="Standard">
      <style:paragraph-properties style:punctuation-wrap="simple" style:text-autospace="none" style:vertical-align="baseline"/>
      <style:text-properties fo:font-size="16pt" style:font-name="Tahoma" style:font-name-complex="Tahoma" style:font-size-asian="16pt" style:font-size-complex="11pt"/>
    </style:style>
    <style:style style:family="text" style:name="Absatz-Standardschriftart"/>
    <style:style style:display-name="Internet link" style:family="text" style:name="Internet_20_link" style:parent-style-name="Absatz-Standardschriftart">
      <style:text-properties fo:color="#0000ff" style:text-underline-color="font-color" style:text-underline-style="solid" style:text-underline-width="auto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Hyperlink" style:family="text" style:name="Hyperlink" style:parent-style-name="null">
      <style:text-properties fo:color="#0080C0" style:text-underline-style="solid"/>
    </style:style>
  </office:styles>
  <office:automatic-styles>
    <style:style style:family="paragraph" style:name="MP1" style:parent-style-name="Header">
      <style:paragraph-properties>
        <style:tab-stops>
          <style:tab-stop style:position="6.3in" style:type="right"/>
        </style:tab-stops>
      </style:paragraph-properties>
    </style:style>
    <style:style style:family="paragraph" style:name="MP2" style:parent-style-name="Header">
      <style:paragraph-properties fo:border-bottom="none" fo:border-left="none" fo:border-right="none" fo:border-top="0.51pt solid #000000" fo:padding-bottom="0in" fo:padding-left="0in" fo:padding-right="0in" fo:padding-top="0.0138in"/>
      <style:text-properties fo:font-size="10pt" style:font-name="Verdana" style:font-name-complex="Verdana" style:font-size-asian="10pt" style:font-size-complex="10pt"/>
    </style:style>
    <style:style style:family="paragraph" style:name="MP3" style:parent-style-name="Header">
      <style:text-properties fo:font-size="10pt" style:font-name="Verdana" style:font-name-complex="Verdana" style:font-size-asian="10pt"/>
    </style:style>
    <style:style style:family="text" style:name="MT1">
      <style:text-properties fo:font-size="10pt" style:font-name="Verdana" style:font-name-complex="Verdana" style:font-size-asian="10pt" style:font-size-complex="10pt"/>
    </style:style>
    <style:page-layout style:name="Mpm1">
      <style:page-layout-properties fo:margin-bottom="0.7874in" fo:margin-left="0.9839in" fo:margin-right="0.9839in" fo:margin-top="0.5in" fo:page-height="11.6929in" fo:page-width="8.2681in" style:footnote-max-height="0in" style:layout-grid-base-height="0.25in" style:layout-grid-base-width="0.1665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3in" fo:min-height="0.4839in" style:dynamic-spacing="true"/>
      </style:header-style>
      <style:footer-style/>
    </style:page-layout>
    <style:page-layout style:name="Mpm2">
      <style:page-layout-properties fo:margin-bottom="0.7874in" fo:margin-left="0.9839in" fo:margin-right="0.9839in" fo:margin-top="0.9839in" fo:page-height="11.6929in" fo:page-width="8.2681in" style:footnote-max-height="0in" style:layout-grid-base-height="0.25in" style:layout-grid-base-width="0.1665in" style:layout-grid-color="#c0c0c0" style:layout-grid-display="false" style:layout-grid-lines="39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andbuch Pastoralbüro<text:tab/>Kapitel 10 – 10.0 Inhaltsverzeichnis</text:span></text:p>
        <text:p text:style-name="MP2"/>
        <text:p text:style-name="MP3"/>
      </style:head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Kapitel 1</dc:title>
    <meta:initial-creator>dt21520</meta:initial-creator>
    <meta:creation-date>2010-06-23T18:40:00</meta:creation-date>
    <dc:creator>dt21520</dc:creator>
    <dc:date>2019-07-23T14:11:16</dc:date>
    <meta:print-date>2010-04-29T10:51:00</meta:print-date>
    <meta:editing-cycles>15</meta:editing-cycles>
    <meta:editing-duration>PT0.188S</meta:editing-duration>
    <meta:document-statistic meta:character-count="2006" meta:image-count="8" meta:non-whitespace-character-count="1775" meta:object-count="0" meta:page-count="2" meta:paragraph-count="34" meta:table-count="0" meta:word-count="239"/>
    <meta:generator>StarOffice/8$Win32 OpenOffice.org_project/680m18$Build-9161</meta:generator>
  </office:meta>
</office:document-meta>
</file>